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327in"/>
    </style:style>
    <style:style style:name="co2" style:family="table-column">
      <style:table-column-properties fo:break-before="auto" style:column-width="1.093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4862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 style:data-style-name="N81">
      <style:text-properties style:font-name="Liberation Sans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Feature</text:p>
          </table:table-cell>
          <table:table-cell table:style-name="ce2" office:value-type="string" calcext:value-type="string">
            <text:p>Hreg Permutation Importance</text:p>
          </table:table-cell>
          <table:table-cell table:style-name="ce2" office:value-type="string" calcext:value-type="string">
            <text:p>Rfreg Permutation Importance</text:p>
          </table:table-cell>
          <table:table-cell table:style-name="ce2" office:value-type="string" calcext:value-type="string">
            <text:p>Linreg Coefficients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float" office:value="0.541083101260732" calcext:value-type="float">
            <text:p>0.541083101260732</text:p>
          </table:table-cell>
          <table:table-cell office:value-type="float" office:value="0.525337121492014" calcext:value-type="float">
            <text:p>0.525337121492014</text:p>
          </table:table-cell>
          <table:table-cell table:style-name="ce4" office:value-type="float" office:value="87.4965386151775" calcext:value-type="float">
            <text:p>87.4965386151775</text:p>
          </table:table-cell>
          <table:table-cell/>
        </table:table-row>
        <table:table-row table:style-name="ro2">
          <table:table-cell office:value-type="string" calcext:value-type="string">
            <text:p>Mileage</text:p>
          </table:table-cell>
          <table:table-cell office:value-type="float" office:value="0.281691498250018" calcext:value-type="float">
            <text:p>0.281691498250018</text:p>
          </table:table-cell>
          <table:table-cell table:style-name="ce4" office:value-type="float" office:value="0.371151122805491" calcext:value-type="float">
            <text:p>0.371151122805491</text:p>
          </table:table-cell>
          <table:table-cell table:style-name="ce4" office:value-type="float" office:value="-0.0881948907858915" calcext:value-type="float">
            <text:p>-0.0881948907858915</text:p>
          </table:table-cell>
          <table:table-cell/>
        </table:table-row>
        <table:table-row table:style-name="ro2">
          <table:table-cell office:value-type="string" calcext:value-type="string">
            <text:p>NumCylinders</text:p>
          </table:table-cell>
          <table:table-cell office:value-type="float" office:value="0.240728807988761" calcext:value-type="float">
            <text:p>0.240728807988761</text:p>
          </table:table-cell>
          <table:table-cell office:value-type="float" office:value="0.268846442978798" calcext:value-type="float">
            <text:p>0.268846442978798</text:p>
          </table:table-cell>
          <table:table-cell table:style-name="ce5" office:value-type="float" office:value="-0.00000374342656678239" calcext:value-type="float">
            <text:p>-3.74E-06</text:p>
          </table:table-cell>
          <table:table-cell table:style-name="ce6"/>
        </table:table-row>
        <table:table-row table:style-name="ro2">
          <table:table-cell office:value-type="string" calcext:value-type="string">
            <text:p>Model</text:p>
          </table:table-cell>
          <table:table-cell table:style-name="ce4" office:value-type="float" office:value="0.178715164065535" calcext:value-type="float">
            <text:p>0.178715164065535</text:p>
          </table:table-cell>
          <table:table-cell office:value-type="float" office:value="0.173565250797408" calcext:value-type="float">
            <text:p>0.173565250797408</text:p>
          </table:table-cell>
          <table:table-cell table:style-name="ce4" office:value-type="float" office:value="-10.3150112048475" calcext:value-type="float">
            <text:p>-10.3150112048475</text:p>
          </table:table-cell>
          <table:table-cell/>
        </table:table-row>
        <table:table-row table:style-name="ro2">
          <table:table-cell office:value-type="string" calcext:value-type="string">
            <text:p>Make</text:p>
          </table:table-cell>
          <table:table-cell office:value-type="float" office:value="0.142113235430086" calcext:value-type="float">
            <text:p>0.142113235430086</text:p>
          </table:table-cell>
          <table:table-cell office:value-type="float" office:value="0.0980813374369579" calcext:value-type="float">
            <text:p>0.0980813374369579</text:p>
          </table:table-cell>
          <table:table-cell office:value-type="float" office:value="32.6076110475186" calcext:value-type="float">
            <text:p>32.6076110475186</text:p>
          </table:table-cell>
          <table:table-cell/>
        </table:table-row>
        <table:table-row table:style-name="ro2">
          <table:table-cell office:value-type="string" calcext:value-type="string">
            <text:p>BodyType</text:p>
          </table:table-cell>
          <table:table-cell office:value-type="float" office:value="0.0719607672657135" calcext:value-type="float">
            <text:p>0.0719607672657135</text:p>
          </table:table-cell>
          <table:table-cell office:value-type="float" office:value="0.0759265952585153" calcext:value-type="float">
            <text:p>0.0759265952585153</text:p>
          </table:table-cell>
          <table:table-cell office:value-type="float" office:value="-27.8829286829563" calcext:value-type="float">
            <text:p>-27.8829286829563</text:p>
          </table:table-cell>
          <table:table-cell/>
        </table:table-row>
        <table:table-row table:style-name="ro2">
          <table:table-cell office:value-type="string" calcext:value-type="string">
            <text:p>DriveType</text:p>
          </table:table-cell>
          <table:table-cell office:value-type="float" office:value="0.0377447991623822" calcext:value-type="float">
            <text:p>0.0377447991623822</text:p>
          </table:table-cell>
          <table:table-cell office:value-type="float" office:value="0.0764478966793755" calcext:value-type="float">
            <text:p>0.0764478966793755</text:p>
          </table:table-cell>
          <table:table-cell office:value-type="float" office:value="-45.5424613240241" calcext:value-type="float">
            <text:p>-45.5424613240241</text:p>
          </table:table-cell>
          <table:table-cell/>
        </table:table-row>
        <table:table-row table:style-name="ro2">
          <table:table-cell office:value-type="string" calcext:value-type="string">
            <text:p>zipcode</text:p>
          </table:table-cell>
          <table:table-cell office:value-type="float" office:value="0.0307808373632914" calcext:value-type="float">
            <text:p>0.0307808373632914</text:p>
          </table:table-cell>
          <table:table-cell office:value-type="float" office:value="0.0366188903762958" calcext:value-type="float">
            <text:p>0.0366188903762958</text:p>
          </table:table-cell>
          <table:table-cell office:value-type="float" office:value="1.78530382493114" calcext:value-type="float">
            <text:p>1.7853038249311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8T12:10:29.088000000</dc:date>
    <meta:editing-duration>PT23M50S</meta:editing-duration>
    <meta:editing-cycles>2</meta:editing-cycles>
    <meta:generator>LibreOffice/7.4.3.2$Windows_X86_64 LibreOffice_project/1048a8393ae2eeec98dff31b5c133c5f1d08b890</meta:generator>
    <meta:document-statistic meta:table-count="1" meta:cell-count="36" meta:object-count="0"/>
  </office:meta>
</office:document-meta>
</file>